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7cm"/>
    </style:style>
    <style:style style:name="co2" style:family="table-column">
      <style:table-column-properties fo:break-before="auto" style:column-width="1.19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ne" table:style-name="ta1">
        <table:shapes>
          <draw:frame draw:z-index="0" draw:style-name="gr1" draw:text-style-name="P1" svg:width="15.998cm" svg:height="9.005cm" svg:x="5.296cm" svg:y="29.537cm">
            <draw:object draw:notify-on-update-of-ranges="one.A1:one.A1 one.A2:one.A103 one.B1:one.B1 one.B2:one.B10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.13" calcext:value-type="float">
            <text:p>33.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.45" calcext:value-type="float">
            <text:p>34.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.12" calcext:value-type="float">
            <text:p>36.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.26" calcext:value-type="float">
            <text:p>37.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.45" calcext:value-type="float">
            <text:p>39.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.14" calcext:value-type="float">
            <text:p>40.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.11" calcext:value-type="float">
            <text:p>41.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.62" calcext:value-type="float">
            <text:p>42.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.95" calcext:value-type="float">
            <text:p>42.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.44" calcext:value-type="float">
            <text:p>42.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.87" calcext:value-type="float">
            <text:p>42.8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.64" calcext:value-type="float">
            <text:p>42.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.43" calcext:value-type="float">
            <text:p>43.4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.66" calcext:value-type="float">
            <text:p>44.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.02" calcext:value-type="float">
            <text:p>45.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.85" calcext:value-type="float">
            <text:p>45.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.46" calcext:value-type="float">
            <text:p>46.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.79" calcext:value-type="float">
            <text:p>46.7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7.18" calcext:value-type="float">
            <text:p>47.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.51" calcext:value-type="float">
            <text:p>47.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.85" calcext:value-type="float">
            <text:p>47.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.83" calcext:value-type="float">
            <text:p>47.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8.16" calcext:value-type="float">
            <text:p>48.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.04" calcext:value-type="float">
            <text:p>49.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.47" calcext:value-type="float">
            <text:p>48.4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.92" calcext:value-type="float">
            <text:p>48.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.81" calcext:value-type="float">
            <text:p>48.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.46" calcext:value-type="float">
            <text:p>48.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.05" calcext:value-type="float">
            <text:p>49.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.14" calcext:value-type="float">
            <text:p>50.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.3" calcext:value-type="float">
            <text:p>50.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.52" calcext:value-type="float">
            <text:p>50.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.13" calcext:value-type="float">
            <text:p>51.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.44" calcext:value-type="float">
            <text:p>51.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.65" calcext:value-type="float">
            <text:p>51.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.81" calcext:value-type="float">
            <text:p>51.8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.82" calcext:value-type="float">
            <text:p>51.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.45" calcext:value-type="float">
            <text:p>52.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3.23" calcext:value-type="float">
            <text:p>53.2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.93" calcext:value-type="float">
            <text:p>52.9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2.23" calcext:value-type="float">
            <text:p>52.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.03" calcext:value-type="float">
            <text:p>53.0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2.62" calcext:value-type="float">
            <text:p>52.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2.84" calcext:value-type="float">
            <text:p>52.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2.62" calcext:value-type="float">
            <text:p>52.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2.67" calcext:value-type="float">
            <text:p>52.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.06" calcext:value-type="float">
            <text:p>53.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.05" calcext:value-type="float">
            <text:p>53.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.33" calcext:value-type="float">
            <text:p>53.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.98" calcext:value-type="float">
            <text:p>53.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4.14" calcext:value-type="float">
            <text:p>54.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82" calcext:value-type="float">
            <text:p>54.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32" calcext:value-type="float">
            <text:p>54.3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.99" calcext:value-type="float">
            <text:p>53.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3.99" calcext:value-type="float">
            <text:p>53.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4.85" calcext:value-type="float">
            <text:p>54.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4.73" calcext:value-type="float">
            <text:p>54.7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4.83" calcext:value-type="float">
            <text:p>54.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.07" calcext:value-type="float">
            <text:p>55.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.56" calcext:value-type="float">
            <text:p>55.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.74" calcext:value-type="float">
            <text:p>55.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.64" calcext:value-type="float">
            <text:p>55.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.75" calcext:value-type="float">
            <text:p>55.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6.72" calcext:value-type="float">
            <text:p>56.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6.67" calcext:value-type="float">
            <text:p>56.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.64" calcext:value-type="float">
            <text:p>57.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.56" calcext:value-type="float">
            <text:p>57.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.42" calcext:value-type="float">
            <text:p>57.4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.97" calcext:value-type="float">
            <text:p>57.9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.97" calcext:value-type="float">
            <text:p>57.9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.57" calcext:value-type="float">
            <text:p>57.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.31" calcext:value-type="float">
            <text:p>57.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.49" calcext:value-type="float">
            <text:p>57.4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6.96" calcext:value-type="float">
            <text:p>56.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.16" calcext:value-type="float">
            <text:p>57.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.62" calcext:value-type="float">
            <text:p>57.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8.02" calcext:value-type="float">
            <text:p>58.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8.24" calcext:value-type="float">
            <text:p>58.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.88" calcext:value-type="float">
            <text:p>57.8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.82" calcext:value-type="float">
            <text:p>57.8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.87" calcext:value-type="float">
            <text:p>57.8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.73" calcext:value-type="float">
            <text:p>57.7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.85" calcext:value-type="float">
            <text:p>57.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8.06" calcext:value-type="float">
            <text:p>58.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.29" calcext:value-type="float">
            <text:p>57.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.19" calcext:value-type="float">
            <text:p>57.1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.15" calcext:value-type="float">
            <text:p>57.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.46" calcext:value-type="float">
            <text:p>57.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.84" calcext:value-type="float">
            <text:p>57.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.94" calcext:value-type="float">
            <text:p>57.9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.79" calcext:value-type="float">
            <text:p>57.7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.53" calcext:value-type="float">
            <text:p>57.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8.46" calcext:value-type="float">
            <text:p>58.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8.63" calcext:value-type="float">
            <text:p>58.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8.8" calcext:value-type="float">
            <text:p>58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9T16:13:41.579000000</dc:date>
    <meta:editing-duration>PT4M57S</meta:editing-duration>
    <meta:editing-cycles>1</meta:editing-cycles>
    <meta:document-statistic meta:table-count="1" meta:cell-count="206" meta:object-count="1"/>
    <meta:generator>LibreOffice/4.3.4.1$Windows_x86 LibreOffice_project/bc356b2f991740509f321d70e4512a6a54c5f24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line" chart:style-name="ch1">
        <chart:legend chart:legend-position="end" svg:x="13.438cm" svg:y="3.955cm" style:legend-expansion="high" chart:style-name="ch2"/>
        <chart:plot-area chart:style-name="ch3" table:cell-range-address="one.A1:one.B103" chart:data-source-has-labels="row" svg:x="1.33cm" svg:y="0.18cm" svg:width="11.789cm" svg:height="7.665cm">
          <chartooo:coordinate-region svg:x="1.951cm" svg:y="0.379cm" svg:width="11.168cm" svg:height="6.674cm"/>
          <chart:axis chart:dimension="x" chart:name="primary-x" chart:style-name="ch4">
            <chart:title svg:x="6.267cm" svg:y="8.025cm" chart:style-name="ch5">
              <text:p>Generations</text:p>
            </chart:title>
          </chart:axis>
          <chart:axis chart:dimension="y" chart:name="primary-y" chart:style-name="ch4">
            <chart:title svg:x="0.451cm" svg:y="4.612cm" chart:style-name="ch6">
              <text:p>Fitness</text:p>
            </chart:title>
            <chart:grid chart:style-name="ch7" chart:class="major"/>
          </chart:axis>
          <chart:series chart:style-name="ch8" chart:values-cell-range-address="one.A2:one.A103" chart:label-cell-address="one.A1:one.A1" chart:class="chart:line">
            <chart:data-point chart:repeated="102"/>
          </chart:series>
          <chart:series chart:style-name="ch9" chart:values-cell-range-address="one.B2:one.B103" chart:label-cell-address="one.B1:one.B1" chart:class="chart:line">
            <chart:data-point chart:repeated="10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  <draw:g>
                  <svg:desc>one.A1:one.A1</svg:desc>
                </draw:g>
              </table:table-cell>
              <table:table-cell office:value-type="string">
                <text:p>Average</text:p>
                <draw:g>
                  <svg:desc>one.B1:on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">
                <text:p>46</text:p>
                <draw:g>
                  <svg:desc>one.A2:one.A103</svg:desc>
                </draw:g>
              </table:table-cell>
              <table:table-cell office:value-type="float" office:value="33.13">
                <text:p>33.13</text:p>
                <draw:g>
                  <svg:desc>one.B2:one.B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">
                <text:p>46</text:p>
              </table:table-cell>
              <table:table-cell office:value-type="float" office:value="34.45">
                <text:p>34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">
                <text:p>47</text:p>
              </table:table-cell>
              <table:table-cell office:value-type="float" office:value="36.12">
                <text:p>36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37.26">
                <text:p>37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39.45">
                <text:p>39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40.14">
                <text:p>40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41.11">
                <text:p>41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42.62">
                <text:p>42.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42.44">
                <text:p>42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">
                <text:p>49</text:p>
              </table:table-cell>
              <table:table-cell office:value-type="float" office:value="42.87">
                <text:p>42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">
                <text:p>49</text:p>
              </table:table-cell>
              <table:table-cell office:value-type="float" office:value="42.64">
                <text:p>42.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43.43">
                <text:p>43.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">
                <text:p>51</text:p>
              </table:table-cell>
              <table:table-cell office:value-type="float" office:value="44.66">
                <text:p>44.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45.02">
                <text:p>45.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">
                <text:p>51</text:p>
              </table:table-cell>
              <table:table-cell office:value-type="float" office:value="45.85">
                <text:p>45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.46">
                <text:p>46.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">
                <text:p>51</text:p>
              </table:table-cell>
              <table:table-cell office:value-type="float" office:value="46.79">
                <text:p>46.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">
                <text:p>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">
                <text:p>53</text:p>
              </table:table-cell>
              <table:table-cell office:value-type="float" office:value="47.18">
                <text:p>47.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">
                <text:p>54</text:p>
              </table:table-cell>
              <table:table-cell office:value-type="float" office:value="47.51">
                <text:p>47.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">
                <text:p>54</text:p>
              </table:table-cell>
              <table:table-cell office:value-type="float" office:value="47.85">
                <text:p>47.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47.83">
                <text:p>47.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">
                <text:p>54</text:p>
              </table:table-cell>
              <table:table-cell office:value-type="float" office:value="48.16">
                <text:p>48.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">
                <text:p>55</text:p>
              </table:table-cell>
              <table:table-cell office:value-type="float" office:value="49.04">
                <text:p>49.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48.47">
                <text:p>48.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48.92">
                <text:p>48.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">
                <text:p>55</text:p>
              </table:table-cell>
              <table:table-cell office:value-type="float" office:value="48.81">
                <text:p>48.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">
                <text:p>55</text:p>
              </table:table-cell>
              <table:table-cell office:value-type="float" office:value="48.46">
                <text:p>48.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">
                <text:p>55</text:p>
              </table:table-cell>
              <table:table-cell office:value-type="float" office:value="49.05">
                <text:p>49.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">
                <text:p>57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">
                <text:p>57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">
                <text:p>57</text:p>
              </table:table-cell>
              <table:table-cell office:value-type="float" office:value="50.52">
                <text:p>50.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">
                <text:p>57</text:p>
              </table:table-cell>
              <table:table-cell office:value-type="float" office:value="51.13">
                <text:p>51.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">
                <text:p>57</text:p>
              </table:table-cell>
              <table:table-cell office:value-type="float" office:value="51.44">
                <text:p>51.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">
                <text:p>57</text:p>
              </table:table-cell>
              <table:table-cell office:value-type="float" office:value="51.65">
                <text:p>51.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">
                <text:p>58</text:p>
              </table:table-cell>
              <table:table-cell office:value-type="float" office:value="51.81">
                <text:p>51.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">
                <text:p>58</text:p>
              </table:table-cell>
              <table:table-cell office:value-type="float" office:value="51.82">
                <text:p>51.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">
                <text:p>58</text:p>
              </table:table-cell>
              <table:table-cell office:value-type="float" office:value="52.45">
                <text:p>52.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">
                <text:p>58</text:p>
              </table:table-cell>
              <table:table-cell office:value-type="float" office:value="53.23">
                <text:p>53.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">
                <text:p>58</text:p>
              </table:table-cell>
              <table:table-cell office:value-type="float" office:value="52.93">
                <text:p>52.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52.23">
                <text:p>52.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53.03">
                <text:p>53.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">
                <text:p>59</text:p>
              </table:table-cell>
              <table:table-cell office:value-type="float" office:value="52.62">
                <text:p>52.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">
                <text:p>59</text:p>
              </table:table-cell>
              <table:table-cell office:value-type="float" office:value="52.84">
                <text:p>52.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">
                <text:p>59</text:p>
              </table:table-cell>
              <table:table-cell office:value-type="float" office:value="52.62">
                <text:p>52.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">
                <text:p>59</text:p>
              </table:table-cell>
              <table:table-cell office:value-type="float" office:value="52.67">
                <text:p>52.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">
                <text:p>59</text:p>
              </table:table-cell>
              <table:table-cell office:value-type="float" office:value="53.06">
                <text:p>53.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">
                <text:p>59</text:p>
              </table:table-cell>
              <table:table-cell office:value-type="float" office:value="53.05">
                <text:p>53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">
                <text:p>59</text:p>
              </table:table-cell>
              <table:table-cell office:value-type="float" office:value="53.33">
                <text:p>53.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">
                <text:p>59</text:p>
              </table:table-cell>
              <table:table-cell office:value-type="float" office:value="53.98">
                <text:p>53.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54.14">
                <text:p>54.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54.82">
                <text:p>54.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54.32">
                <text:p>54.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53.99">
                <text:p>53.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53.99">
                <text:p>53.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54.85">
                <text:p>54.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54.73">
                <text:p>54.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54.83">
                <text:p>54.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5.07">
                <text:p>55.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55.56">
                <text:p>55.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55.74">
                <text:p>55.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3">
                <text:p>63</text:p>
              </table:table-cell>
              <table:table-cell office:value-type="float" office:value="55.64">
                <text:p>55.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3">
                <text:p>63</text:p>
              </table:table-cell>
              <table:table-cell office:value-type="float" office:value="55.75">
                <text:p>55.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3">
                <text:p>63</text:p>
              </table:table-cell>
              <table:table-cell office:value-type="float" office:value="56.72">
                <text:p>56.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">
                <text:p>63</text:p>
              </table:table-cell>
              <table:table-cell office:value-type="float" office:value="56.67">
                <text:p>56.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3">
                <text:p>63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3">
                <text:p>63</text:p>
              </table:table-cell>
              <table:table-cell office:value-type="float" office:value="57.64">
                <text:p>57.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">
                <text:p>63</text:p>
              </table:table-cell>
              <table:table-cell office:value-type="float" office:value="57.56">
                <text:p>57.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3">
                <text:p>63</text:p>
              </table:table-cell>
              <table:table-cell office:value-type="float" office:value="57.42">
                <text:p>57.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3">
                <text:p>63</text:p>
              </table:table-cell>
              <table:table-cell office:value-type="float" office:value="57.97">
                <text:p>57.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3">
                <text:p>63</text:p>
              </table:table-cell>
              <table:table-cell office:value-type="float" office:value="57.97">
                <text:p>57.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3">
                <text:p>63</text:p>
              </table:table-cell>
              <table:table-cell office:value-type="float" office:value="57.57">
                <text:p>57.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57.31">
                <text:p>57.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3">
                <text:p>63</text:p>
              </table:table-cell>
              <table:table-cell office:value-type="float" office:value="57.49">
                <text:p>57.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56.96">
                <text:p>56.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3">
                <text:p>63</text:p>
              </table:table-cell>
              <table:table-cell office:value-type="float" office:value="57.16">
                <text:p>57.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3">
                <text:p>63</text:p>
              </table:table-cell>
              <table:table-cell office:value-type="float" office:value="57.62">
                <text:p>57.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3">
                <text:p>63</text:p>
              </table:table-cell>
              <table:table-cell office:value-type="float" office:value="58.02">
                <text:p>58.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3">
                <text:p>63</text:p>
              </table:table-cell>
              <table:table-cell office:value-type="float" office:value="58.24">
                <text:p>58.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3">
                <text:p>63</text:p>
              </table:table-cell>
              <table:table-cell office:value-type="float" office:value="57.88">
                <text:p>57.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3">
                <text:p>63</text:p>
              </table:table-cell>
              <table:table-cell office:value-type="float" office:value="57.82">
                <text:p>57.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3">
                <text:p>63</text:p>
              </table:table-cell>
              <table:table-cell office:value-type="float" office:value="57.87">
                <text:p>57.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">
                <text:p>63</text:p>
              </table:table-cell>
              <table:table-cell office:value-type="float" office:value="57.73">
                <text:p>57.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3">
                <text:p>63</text:p>
              </table:table-cell>
              <table:table-cell office:value-type="float" office:value="57.85">
                <text:p>57.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3">
                <text:p>63</text:p>
              </table:table-cell>
              <table:table-cell office:value-type="float" office:value="58.06">
                <text:p>58.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3">
                <text:p>63</text:p>
              </table:table-cell>
              <table:table-cell office:value-type="float" office:value="57.29">
                <text:p>57.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3">
                <text:p>63</text:p>
              </table:table-cell>
              <table:table-cell office:value-type="float" office:value="57.19">
                <text:p>57.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3">
                <text:p>63</text:p>
              </table:table-cell>
              <table:table-cell office:value-type="float" office:value="57.15">
                <text:p>57.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3">
                <text:p>63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3">
                <text:p>63</text:p>
              </table:table-cell>
              <table:table-cell office:value-type="float" office:value="57.84">
                <text:p>57.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3">
                <text:p>63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3">
                <text:p>63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3">
                <text:p>63</text:p>
              </table:table-cell>
              <table:table-cell office:value-type="float" office:value="57.94">
                <text:p>57.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3">
                <text:p>63</text:p>
              </table:table-cell>
              <table:table-cell office:value-type="float" office:value="57.79">
                <text:p>57.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3">
                <text:p>63</text:p>
              </table:table-cell>
              <table:table-cell office:value-type="float" office:value="57.53">
                <text:p>57.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3">
                <text:p>63</text:p>
              </table:table-cell>
              <table:table-cell office:value-type="float" office:value="58.46">
                <text:p>58.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3">
                <text:p>63</text:p>
              </table:table-cell>
              <table:table-cell office:value-type="float" office:value="58.63">
                <text:p>58.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4">
                <text:p>64</text:p>
              </table:table-cell>
              <table:table-cell office:value-type="float" office:value="58.8">
                <text:p>58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